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Normal">
      <style:paragraph-properties fo:break-before="page"/>
    </style:style>
    <style:style style:name="P3" style:family="paragraph" style:parent-style-name="Normal">
      <style:text-properties fo:font-size="18pt" fo:font-weight="bold"/>
    </style:style>
    <style:style style:name="P4" style:family="paragraph" style:parent-style-name="Normal">
      <style:text-properties fo:font-size="12pt" fo:font-weight="bold"/>
    </style:style>
    <style:style style:name="P5" style:family="paragraph" style:parent-style-name="Normal">
      <style:text-properties fo:font-size="12pt" fo:font-weight="normal"/>
    </style:style>
    <style:style style:name="P6" style:family="paragraph" style:parent-style-name="Numbered_20_Heading_20_1">
      <style:paragraph-properties fo:margin-left="0cm" fo:margin-right="0cm" fo:text-indent="0cm" style:auto-text-indent="false"/>
      <style:text-properties fo:color="#000000"/>
    </style:style>
    <style:style style:name="P7" style:family="paragraph" style:parent-style-name="Normal">
      <style:text-properties fo:color="#000000"/>
    </style:style>
    <style:style style:name="P8" style:family="paragraph" style:parent-style-name="Normal">
      <style:text-properties fo:color="#000000" style:font-name="Times New Roman" fo:font-size="12pt" fo:language="hu" fo:country="HU" fo:font-weight="normal"/>
    </style:style>
    <style:style style:name="P9" style:family="paragraph" style:parent-style-name="Normal">
      <style:text-properties fo:color="#000000" officeooo:rsid="001238bb" officeooo:paragraph-rsid="001238b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
        <text:p text:style-name="P3"><text:s text:c="25"/>A Jakuzza hercegnő</text:p>
        <text:p text:style-name="P3"/>
        <text:p text:style-name="P3"/>
        <text:p text:style-name="P3">1.rész: Az én szürke életem</text:p>
        <text:p text:style-name="P3"/>
        <text:p text:style-name="P4"/>
        <text:p text:style-name="P5"><text:s/>A nevem Vega Aladár, Kolozsváron születtem a családomban második gyermekként 1990 november 2-án, 5 kg 100 g súllyal, és az egyik kezemre bénán. Születésem napján fordult el édesanyám véglegesen a keresztény vallástól. </text:p>
        <text:p text:style-name="P5"/>
        <text:p text:style-name="P5"><text:s/>Bátyám Antal előttem egy év hét hónappal született. Még egy éves sem volt mikor először mutatkoztak rajta az őrület jelei. Ezek a jelek voltak az első okok, amiért édesanyám elfordult a vallástól. </text:p>
        <text:p text:style-name="P5"/>
        <text:p text:style-name="P5"><text:s/>Szerencsére a kezem nem maradt béna. Alig vittek ki a szülészetről, mikor mozgatni kezdtem ujjaimat és később a teljes kezemet. <text:s/>Habár biztosan nem tudom, de lehetséges, hogy azzal a kezemmel írok, amelyik béna volt a születésemnél.</text:p>
        <text:p text:style-name="P5"/>
        <text:p text:style-name="P5"><text:s/>Utánam egy év hét hónappal született az öcsém Hunor és később a kishúgom Kinga. Azt hiszem, hogy más jelentős esemény nem történt velem egészen iskolás koromig, de azért néhány dolgot megemlítek magamról. Az első szavam az volt, hogy HAMHAM – amivel a kaját követeltem, a második szavam a MAMA, <text:s/>és ezt a két szót már születésem után nemsokkal össze is kötöttem: MAMA HAMAM. </text:p>
        <text:p text:style-name="P5"/>
        <text:p text:style-name="P5"><text:s/>A szüleim azt állítják, hogy óvodás koromig nagyon beszédes és társaság kedvelő kölyök voltam. Néhány hónappal az óvodában kerülésem előtt egy szép nyári napon édesanyám sétálni akart vinni. Kijött velünk a ház elé, majd visszament az öcsémmel, mert észrevette, hogy ki kell cserélje a pelenkáját. Mire kijött egyedül csak a bátyámat találta ott. Én eltűntem. </text:p>
        <text:p text:style-name="P5"/>
        <text:p text:style-name="P5">Teljesen kétségbe esett, és rohangált fel-le, mindenféle ismerőshöz, de sehol nem találtak. Édesapám értesítette a rendőrséget, és így gyorsan hazakerültem. Eltűnésem a következőképen zajlott le: Én úgy döntöttem, hogy elmegyek Miklós bácsihoz rágógumit venni. Az egyik stoplámpánál egy néni észrevette, hogy egy három éves kölyök magában akar átkelni a zebrán, hóna alá kapott, és hazavitt magához, majd értesítette a rendőrséget. <text:s/></text:p>
        <text:p text:style-name="P5"/>
        <text:p text:style-name="P5"><text:s/>Ez a néhány óra teljesen megváltoztatott. Azóta hallgatag vagyok, társaságkerülő, és utálom az édességeket, pedig addig beszédes voltam, szerettem társaságban lenni, <text:s/>és imádtam az édességeket.</text:p>
        <text:p text:style-name="P5"/>
        <text:p text:style-name="P5"><text:s/>Az óvodás koromban az óvoda pedagógusa megállapította, hogy az IQ -m 130, emiatt kaptam néhány verést a bátyámtól, mert apám többször is elmondta, hogy a családunkban én vagyok a legokosabb gyerek, utánam a húgom, utána az öcsém, és szegény bátyám hülye. Édesanyám sokáig nem jött rá, hogy bátyám miért ver engem gyakrabban mint az öcsémet és a húgomat, és egyszer megkérdezte tőle, és ő azt válaszolta, hogy azért ver engem olyan gyakran, mert nagyon okos vagyok. <text:s/>Ezután a bátyám kevesebbet vert, mert édesanyám ráparancsolt apámra, hogy fejezze be köztünk a rangsorolást. </text:p>
        <text:p text:style-name="P5"/>
        <text:p text:style-name="P5"><text:s/>Az iskolát 1998 szeptember 15-én kezdtem a Sighismund Toduta zenelíceumban, ahol barátokra is találtam: Kristófra és Puppira. <text:s/>Kristóf egy egyfolytában csintalan, izgága gyerek volt, magyarán az igazi ellentétem. Életem ezen részét is csak azért mesélem el, mert ez az emlék az egyik </text:p>
        <text:p text:style-name="P1">legkedvencebb emlékem. Az egyik télen Kristóffal mentem haza. Elmentünk a félig befagyott tó mellett, ahol csúszkálni kezdtünk. Alattam beszakadt a jég. Szerencsére semmi bajom nem történt, mert Kristóf kihúzott. Másnap az iskolában Kristóffal mindent elmeséltünk a tanítónéninek, aki azt hitte, hogy Kristóf csal engem a jégre, és ezért megtiltotta nekünk, hogy együtt menjünk haza a továbbiakban. Az egyik szüneten megbeszéltük, hogy úgy teszünk mintha külön irányban indulnánk haza, de valahol találkozunk. Pechünkre az egyik minden lében kanál osztálytársunk aki sejtette, hogy mi együtt akarunk hazamenni végig követett, de én ezt nem tudtam. Másnap az iskolában ez az osztálytárs mindent elmesélt a tanítónéninek. Ő ránk nézet, majd elmosolyodott, és azt mondta, hogy tegnap óta rájött, hogy nem volt szép, hogy megtiltotta, hogy együtt menjünk haza.</text:p>
        <text:p text:style-name="P5"/>
        <text:p text:style-name="P5">Ötödikben az édesapám kivett a zenelíceumból, mert nem voltam hajlandó napi két órát hegedülni, és átrakott egy másik iskolában, ahol sokkal több volt a matematika órák száma. Ebben az iskolában nem volt egyetlen barátom sem. Nyolcadik után egy másik iskolában kerültem, matematika-informatika szakra. Sikeresen leértségízteam, ami után megkezdtem egyetemi tanulmányaimat a Bábes-Bolyai egyetem matematika-informatika karán. </text:p>
        <text:p text:style-name="P5"/>
        <text:p text:style-name="P5">Az egyetemi életemben ért a legnagyobb csalódás. Az első félévben az egyik vizsgán elvágtak, de a pótvizsgán szerencsére átmentem. Iskolás éveim alatt én soha nem tanultam otthon. Maximum a házi feladatokat készítettem el otthon, de azon felül nem tanultam semmit, és szükség sem volt rá, az iskolában így is az egyik legjobb tanulónak számítottam, pláne matematikából és később informatikából. Az otthoni időmet inkább olvasással töltöttem. Azt hiszem, hogy kb. 1500 könyvet olvastam el iskolás éveim alatt. </text:p>
        <text:p text:style-name="P5"/>
        <text:p text:style-name="P5"><text:s/>Nekem a könyvek olyanok voltak mint a drog. Ha elkezdtem egy könyvet addig nem tudtam letenni, míg be nem fejeztem. Iskolás éveim alatt sok filmet is megnéztem, de egy idő rájuk untam, mert észrevettem azt, hogy az új filmek minden poént, minden karaktertípust régebbi filmekből vettek át. Az amcsi rajzfilmeket meg kifejezetten utáltam. </text:p>
        <text:p text:style-name="P5"/>
        <text:p text:style-name="P5"><text:s/>Az animékkel először az egyetemen találkoztam. Addig soha egyetlen animét sem néztem meg, mert úgy gondoltam, hogy ezek is éppen olyan rosszak, mint az amcsi rajzfilmek. Az egyik napon az öcsém, éppen valamilyen számítógépes játékkal játszott, aminek nagyon megtetszett a hátérzenéje. Az öcsémmel kiderítettük, hogy ez a zene a Shakugan no Shana animeből van. Úgy döntöttünk, hogy belenézünk ebben az animében, mert kíváncsiak voltunk a zene folytatására. Már az első percekben rájöttem arra, hogy az animeket nem lehet összehasonlítani az amcsi rajzfilmekkel. Ez az anime volt az első lépésem az otakuvá váláshoz. </text:p>
        <text:p text:style-name="P5"/>
        <text:p text:style-name="P5"><text:s/>A három egyetemi év alatt összesen 302 animét láttam, és közben megszerettem a japán kultúrát és a jápánokat, és valamennyire japánul is megtanultam. Néha a házunk előtt egy seprű nyéllel gyakorlom az animékben látott kendo mozdulatokat. Létrehoztam egy blogot, amelyiknek a neve azt volt, „Bármit megtennék egy 20 év alatti japán lányárt”. <text:s/>A blogomat sokan olvasták japánból is. Az egyik olvasom az egyik jakuzza banda vezére volt...</text:p>
        <text:p text:style-name="P5"/>
        <text:p text:style-name="P5"/>
        <text:p text:style-name="P3">2.rész: Az én szürke életem vége</text:p>
        <text:p text:style-name="P3"/>
        <text:p text:style-name="P8">Az egyik napon fáradtan tartottam haza a munkából. Nehéz a Call Center munka, ahol dolgozom, de ma kimondottan a legnehezebb napot éltem át. Mintha a mai napon összeesküdött volna ellenem és munkatársaim ellen az összes troll ügyfél, úgy üvöltöztek, úgy szidtak, úgy panaszkodtak, hogy alig bírtam magammal. </text:p>
        <text:p text:style-name="P3"/>
        <text:p text:style-name="P8"><text:s/>Ha kérdezitek, hogy matematika-informatika egyetemmel miért dolgozok Call Centerben, szívesen <text:soft-page-break/>elmondom. Az első sikertelen vizsgám után elbizonytalanodtam, és több vizsgát elszúrtam. <text:s/>A harmadik évet is befejeztem, de maradtak elmaradt vizsgáim, no meg az államvizsgát se tettem le. Ezek után három évig voltam munkanélküli, bár több céget bombáztam önéletrajzaimmal, de sehol se kellettem. Programozóként se tudtam elhelyezkedni, pedig bizton állíthatom, programozói tudásom simán vetekedhet azon egyetemisták tehetségével, akik egyetlen egy vizsgát se szúrtak el, és az államvizsgát is sikerrel letették. De a legtöbb cégnél pont olyan ember kell, pedig több száz magányi tömörített fájlban küldtem el ezekhez a cégekhez azokat a programokat, amelyeket én írtam egyetemi évek alatt, unalmamban, az életem könnyűvé tevéséhez.</text:p>
        <text:p text:style-name="P3"/>
        <text:p text:style-name="P8"><text:s/>Aztán szerencsére mégis találtam munkát, mégpedig az egyik legnagyobb magyarországi telekommunikációs cégnél, Call Center munkát, mint hibaelhárító. Ez a munka abból áll, olyan hívásokat fogadunk, ahol ügyfelek azt jelzik nekünk, hogy bizonyos szolgáltatásunkban problémát tapasztalnak. Az elején szórakoztató volt, de később rájöttem, hogy ez a munka nagyjából egy majom munka. Egy fél évvel később már nem tudott ügyfelünk olyan hibával meglepni, amit kezelni ne tudtam volna. Természetesen ügyfelünk olykor is biztosak voltak, hogy a mi oldalunkon volt a hiba, mikor rendszereinkben jól láttuk, hogy az internetnek, tv-nek bizony működnie kell.</text:p>
        <text:p text:style-name="P8">....</text:p>
        <text:p text:style-name="P8">Nos szóval hazafelé tartottam egy nagyon nehéz nap után. Egymás után telefonáltak be bolond vénasszonyok, hogy nem működik a wifi, és azt nekünk kell javítani. Hiába magyaráztam nekik, hogy a wifi kiegészítő szolgáltatás, amire 100% garanciát nem tudunk vállalni, mintha a falaknak beszélnék. Hiába magyaráztam ezeknek <text:s/>a műveletlen, bolond ügyfeleknek, hogy a „Gyenge vagy nincs jel, ellenőríze az antenna csatlakozását“ az tv hiba, a tv van rosszul beállítva, és bárhogy magyaráztam neki, hogy a bemenetválasztó gomb hol is van a távirányítón, az istennek nem akarta megtalálni. Hiába mondtam, hogy erre technikust nem tudunk kiküldeni, csak mondta a magáét, és engem szidott. </text:p>
        <text:p text:style-name="P3"/>
        <text:p text:style-name="P8">Nem voltam teljesen magamnál, teli voltam stresszel, méreggel. Még azt se vettem észre, hogy néhány „sötét“ alak észrevétlenül bekerített. Akkor már észrevettem, de akkorára már késő volt. Rögtön rájöttem, hogy nem honfitársaim vesznek körül, mert mindannyian kimonóba voltak öltözve, fapapucs volt lábukon, és kezükben hosszú szamurájkard. <text:s/>„Ezek japánok!!“ kiáltott fel bennem a felismerés. </text:p>
        <text:p text:style-name="P3"/>
        <text:p text:style-name="P8">Sokáig nem is nagyon gondolkozhattam, hogy miért támadnak rám ezek az emberek, felvettem egy védekező állást. A hozzám legközelebb álló férfi kezéből kicsavartam a kardját, és vívni kezdtünk. Egyedül húsz ember ellen. Kardjaink első találkozásánál tudtam, hogy profival van dolgom, ha nem teszem őket elég hamar harcképtelenné, akkor nekem lőttek. De hogyan tegyek harcképtelenné húsz nálam gyakorlottabb férfit, kikben első percben felismertem a kard mestereit?!</text:p>
        <text:p text:style-name="P3"/>
        <text:p text:style-name="P8">Szerencsére végül erre nem volt szükség. A férfiak eltették a kardjukat, majd a legképzettebb hozzám lépett, majd néhány szót mondott nekem japánul. Rögtön tudtam, hogy japánul beszél, bár néhány szavon kívül nem sokat értettem belőle. Bár legalább 5-6 éve nézzek japán animéket, de a japán nyelvet még mindig nem értem. </text:p>
        <text:p text:style-name="P3"/>
        <text:p text:style-name="P8">Ezt a beszélő férfi is észrevehette, mert egy idő múlva magyarra fordította a szót.</text:p>
        <text:p text:style-name="P3"/>
        <text:p text:style-name="P8">-- Nem is verekszel rosszul fiatalember. Bár még tapasztalatlan vagy, de van benned erő és kitartás. Látszik, hogy nem ijedsz meg a saját árnyékodtól.</text:p>
        <text:p text:style-name="P3"/>
        <text:p text:style-name="P8">Ez a dicséret nem hangzott rosszul ettől a profitól, akibe a kardforgatás legnagyobb mesterét <text:soft-page-break/>sejtettem meg. Talán nem is jártam messzire az igazságtól.</text:p>
        <text:p text:style-name="P3"/>
        <text:p text:style-name="P8">-- Gondolom, hogy meglepet téged, hogy beszélem nyelvedet a magyar nyelvet, de ebbe semmi szokatlan nincs. Magyarországi egyetemen fejeztem be a tanulmányaimat, így meglehetősen jól beszélek magyarul, legalább is úgy hiszem.</text:p>
        <text:p text:style-name="P3"/>
        <text:p text:style-name="P8">Ez valóban meglepett engem. Szavaiban semmi akcentus, semmi idegent nem tapasztaltam. </text:p>
        <text:p text:style-name="P3"/>
        <text:p text:style-name="P8">-- Valóban meglepett, bár az jobban, hogy húsz profi japán bajvívó támad meg -- mondtam neki higgadtam, amire elnevette magát.</text:p>
        <text:p text:style-name="P3"/>
        <text:p text:style-name="P8">-- Valójában kérni szeretnék tőled valamit fiatalember. Blogodon arról írták, hogy egy 20 alatti japán lányért bármit megtennél. Ezt még most is így gondolod?</text:p>
        <text:p text:style-name="P3"/>
        <text:p text:style-name="P8">-- Amennyiben a lányt semmilyen bűn, gonoszság nem terheli, továbbra is így gondolom -- feleltem, közben arra gondoltam, hogy ezt a blogot se látogattam legalább három éve. </text:p>
        <text:p text:style-name="P3"/>
        <text:p text:style-name="P8">-- Nagyon jó fiatalember, mivel gondodra szeretném bízni kislányomat -- mondta a férfi komolyan. -- Mellettem veszélybe lenne az élete, melletted nagyobb biztonságba lenne mint mellettem, bár mellettem legalább negyven jó kard, lőfegyver védené számomra értékes életét, melletted pedig csak egy, de akkor is melletted lenne a legnagyobb biztonságban. </text:p>
        <text:p text:style-name="P3"/>
        <text:p text:style-name="P8">-- Lányodat akarod rám bízni? Ki fenyegetné életét, mikor ilyen jó kis csapat áll mellette? -- kérdeztem meglepődve.</text:p>
        <text:p text:style-name="P3"/>
        <text:p text:style-name="P8">-- Ismered a japán kultúrát az animékből. Gondolom nem kell magyaráznom neked, hogy mi az a yakuzza?</text:p>
        <text:p text:style-name="P3"/>
        <text:p text:style-name="P8">-- Nem -- mondtam. </text:p>
        <text:p text:style-name="P3"/>
        <text:p text:style-name="P8">-- Nos én egy yakuza csoport vezetője vagyok, ők pedig a társaim. Jelenleg bandánk háborúban áll egy rivális bandával, akik fejükbe vették, hogy elrabolják a lányomat, megerőszakolják, megölik, majd visszaküldik nekem a hulláját. Már többször törtek az életére, kétszer el is rabolták, Eddig szerencsére mindig sikerült megvédenem, de a rivális banda egyre elszántabb. <text:s/>Próbáltam alkut kötni azzal a bandával, hogy lányom életét megmentsem, de ők nem kívánnak vitatkozni, lányom gyönyörű kívül-belük, ők pedig gonoszak lelkük mélyéig. A gonosz pedig ősidők óta a lelki szépség ellensége.</text:p>
        <text:p text:style-name="P3"/>
        <text:p text:style-name="P8">-- Értem is nem is -- jegyeztem meg. -- Ha lányod tényleg rendes lány, szívesen magamra vállalom védelmét. Bár szerintem itt Magyarországon semmi bántódása nem lehet.</text:p>
        <text:p text:style-name="P3"/>
        <text:p text:style-name="P8">-- Én is így gondolom, de mégis egy olyan valakinek gondjaiba kívánom helyezni, akibe megbízhatok, mert bármit megtenne egy gyönyörű japán lányért.</text:p>
        <text:p text:style-name="P3"/>
        <text:p text:style-name="P8">-- Értem -- mondtam. -- Vállalom. </text:p>
        <text:p text:style-name="P3"><text:soft-page-break/></text:p>
        <text:p text:style-name="P8">-- Vállalod, hogy folyamatosan szemmel fogod tartani?</text:p>
        <text:p text:style-name="P3"/>
        <text:p text:style-name="P8">-- Folyamatosan? Nekem munkám van.</text:p>
        <text:p text:style-name="P3"/>
        <text:p text:style-name="P8">-- Hagyd ott, jobban megfizetlek mint az ***. szolgáltató.</text:p>
        <text:p text:style-name="P3"/>
        <text:p text:style-name="P8">-- <text:s/>OK -- mondtam egyszerűen. </text:p>
        <text:p text:style-name="P3"/>
        <text:p text:style-name="P8">-- Akkor el is mondanám, hogy milyen munkát szeretnék rád bízni....</text:p>
        <text:p text:style-name="P8">....</text:p>
        <text:p text:style-name="P3"/>
        <text:p text:style-name="P8">A jazuza főnök már ki is bérelt egy kis házat a lányának. Nem messze a lányától én is kibéreltem egy kis lakást a jakuza lány házához. A jakuza főnökkel egyetértettünk, hogy sokkal jobb az, ha lányát nem avatjuk be abban, hogy én védem az életét, mert így a lánya legalább abba a hitbe élhet, hogy végre normális életet élhet.</text:p>
        <text:p text:style-name="P8">....</text:p>
        <text:p text:style-name="P8">Néhány hónappal később házacskámmal szembeni házba be is költözött a yakuza főnök lánya, a gyönyörű jakuzza hercegnő, Akene. </text:p>
        <text:p text:style-name="P3"/>
        <text:p text:style-name="P8">Akane egy gyönyörű, fekete hajú japán szépség volt. Szemeiben annyi szomorúságot láttam, hogy akkor is a védelmére siettem volna, ha erre külön nem lettem volna felkérve. A környéken hamar elterjedt a hír, hogy utcánkban egy gyönyörű szomorú szemű ázsiai hercegnő él, többen már-már egy álruhás hercegnőt láttak benne. Viselkedésében annyi kellem, annyi báj volt, hogy nem is lehetett volna bármi másra gondolni vele kapcsolatban.</text:p>
        <text:p text:style-name="P3"/>
        <text:p text:style-name="P8">Így nem csoda, hogy hamarosan megszerette őt az egész utca. Ez nem is volt olyan nehéz. Akane már első napon az összes szomszédját felkereste, és mindenkinek bemutatkozott, és egy aprócska csomag süteménnyel kedveskedett mindannyiunknak. Igen engem is meglátogatott, én is kaptam tőle édességet.</text:p>
        <text:p text:style-name="P3"/>
        <text:p text:style-name="P8">Na ennek útjába kell állnom. Én nem azért vagyok itt, hogy Akaneval barátságba kerüljek, hanem, hogy vészhelyzetbe támasza legyek. Emiatt előtte mint örült zseniként jelentem meg. Az eset a következő képen történt:</text:p>
        <text:p text:style-name="P3"/>
        <text:p text:style-name="P3"/>
        <text:p text:style-name="P6">3. rész Első találkozásom a hercegnővel</text:p>
        <text:p text:style-name="Normal"/>
        <text:p text:style-name="Normal"/>
        <text:p text:style-name="P7">Bekopogott ajtómon. . Hajam borzos, tekintettemben a szent őrület volt látható. Már rég gyakoroltam erre a találkozásra, és elhatároztam, hogy előtte csak az őrült zsenit fogom eljátszani, aki egyáltalán nem végez semmi fizikai munkát.</text:p>
        <text:p text:style-name="Normal"/>
        <text:p text:style-name="P7">-- Ki az? -- kérdeztem gyanakvó hangon. </text:p>
        <text:p text:style-name="Normal"/>
        <text:p text:style-name="P7"><text:soft-page-break/>-- Hitsugaia Akane <text:s/>az új szomszéd -- mondta dallamos hangján. Gyönyörű hangja volt. Szeretett énekelni. Ezt tudtam, mert gyakran hallottam énekelni....</text:p>
        <text:p text:style-name="Normal"/>
        <text:p text:style-name="P7">Résnyire nyitottam az ajtót, természetesen a láncot is fennhagytam. </text:p>
        <text:p text:style-name="Normal"/>
        <text:p text:style-name="P7">-- Nem érdekelnek a szomszédaim, míg békén hagynak -- mondtam morcosan. -- Most ön miatt fontos perceket veszítettem el. </text:p>
        <text:p text:style-name="Normal"/>
        <text:p text:style-name="P7">-- Csak be akartam mutatkozni, és egy kis ismeretség sütit hozni önnek -- mondta Akane szomorú hangon. -- Bocsáss meg, hogy zavartalak.</text:p>
        <text:p text:style-name="Normal"/>
        <text:p text:style-name="P7">-- Csak ne ismételd meg -- mondtam. -- Nem érdekelnek az emberek, se az emberi kapcsolatok. Engem csak a tudományok érdekelnek, semmi más.</text:p>
        <text:p text:style-name="Normal"/>
        <text:p text:style-name="P7">-- Mivel foglalkozik szomszéd? -- kérdezte Akane kíváncsian. </text:p>
        <text:p text:style-name="Normal"/>
        <text:p text:style-name="P7">Gyanakvóan ránéztem:</text:p>
        <text:p text:style-name="Normal"/>
        <text:p text:style-name="P7">-- Honnan küldték önt? Miért érdekli önt, hogy mivel foglalkozok? Talán felbérelte önt a NASA? Akkor se adom el találmányomat a NASA-nak, ha űrhajók potyognak az égből, akkor se -- mondtam neki őrült fénnyel a szemembe. Ezt kurva jól begyakoroltam. A *** Call Ceneterénél jól beletanultam a színészkedésbe.</text:p>
        <text:p text:style-name="Normal"/>
        <text:p text:style-name="P7">-- Senki se küldött, magamtól jöttem -- szabadkozott a lányka, szinte síró hangon. Sajnáltam, de ennek meg kellett történnie. Akanenak nem szabad tudnia, hogy a védelmével vagyok megbízva, hogy én azért vagyok itt, hogy őt minden erőmmel támogassam, védjem értékes életét. Azzal, hogy nem tud rólam, sokkal könnyebben tudok figyelni rá. Az olyan embereket lehet a legjobban megfigyelni, akik nem tudják azt, hogy figyelik őket. </text:p>
        <text:p text:style-name="Normal"/>
        <text:p text:style-name="P7">-- Csak még egyszer ne ismétlődjön meg -- mondtam megenyhült hangon, azzal rá is csaptam az ajtót, anélkül, hogy a süteményt átvettem volna tőle.</text:p>
        <text:p text:style-name="Normal"/>
        <text:p text:style-name="P7">Akane hamarosan visszatért szobájába. Rejtett kamerákon jól láttam, hogy az előbbi beszélgetésünk szíven ütötte. Általában folyamatosan énekelt, mikor egyedül volt szobájába, most azonban szomorúan üldögélt a zongora előtt.</text:p>
        <text:p text:style-name="P7"/>
        <text:p text:style-name="P9">Míg zenéjét hallgattam, a háromkardos beállásban gyakoroltam, edzettem magam, minden lehetőségre felkészülve.</text:p>
        <text:p text:style-name="P3"/>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Numbered_20_Heading_20_1" style:display-name="Numbered Heading 1" style:family="paragraph" style:parent-style-name="Heading_20_1" style:next-style-name="Normal">
      <style:paragraph-properties fo:margin-left="0cm" fo:margin-right="0cm" fo:text-indent="0cm" style:auto-text-indent="false">
        <style:tab-stops>
          <style:tab-stop style:position="0.762cm"/>
        </style:tab-stops>
      </style:paragraph-properties>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Arial" fo:font-family="Arial" fo:font-size="14pt"/>
    </style:style>
    <style:style style:name="Text_20_body" style:display-name="Text body" style:family="paragraph" style:parent-style-name="Normal" style:class="text">
      <style:paragraph-properties fo:margin-top="0cm" fo:margin-bottom="0.212cm" loext:contextual-spacing="false"/>
    </style:style>
    <style:style style:name="Heading_20_1" style:display-name="Heading 1" style:family="paragraph" style:parent-style-name="Normal" style:next-style-name="Normal" style:class="text">
      <style:paragraph-properties fo:margin-top="0.776cm" fo:margin-bottom="0.106cm" loext:contextual-spacing="false" fo:keep-with-next="auto"/>
      <style:text-properties style:font-name="Arial" fo:font-family="Arial" fo:font-size="17pt" fo:font-weight="bold"/>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Times New Roman" fo:font-family="'Times New Roman'" fo:font-size="12pt" fo:language="hu" fo:country="HU"/>
    </style:style>
    <style:style style:name="Contents_20_2" style:display-name="Contents 2" style:family="paragraph" style:parent-style-name="Normal" style:next-style-name="Normal" style:class="index">
      <style:paragraph-properties fo:margin-left="2.54cm" fo:margin-right="0cm" fo:text-indent="-0.762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Horváth Jonathán</meta:initial-creator>
    <meta:creation-date>2013-05-21T03:35:20</meta:creation-date>
    <dc:date>2016-03-05T00:05:14.041433164</dc:date>
    <meta:editing-duration>PT1M7S</meta:editing-duration>
    <meta:editing-cycles>1</meta:editing-cycles>
    <meta:document-statistic meta:table-count="0" meta:image-count="0" meta:object-count="0" meta:page-count="6" meta:paragraph-count="69" meta:word-count="2419" meta:character-count="16333" meta:non-whitespace-character-count="13904"/>
  </office:meta>
</office:document-meta>
</file>